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>
      <style:text-properties fo:font-size="30pt" officeooo:rsid="001f632c" officeooo:paragraph-rsid="001f632c" style:font-size-asian="26.25pt" style:font-size-complex="30pt"/>
    </style:style>
    <style:style style:name="P3" style:family="paragraph" style:parent-style-name="Standard">
      <style:text-properties fo:font-size="30pt" officeooo:rsid="001f632c" officeooo:paragraph-rsid="00223206" style:font-size-asian="26.25pt" style:font-size-complex="30pt"/>
    </style:style>
    <style:style style:name="P4" style:family="paragraph" style:parent-style-name="Standard">
      <style:text-properties fo:font-size="30pt" officeooo:rsid="0023d5ae" officeooo:paragraph-rsid="0023d5ae" style:font-size-asian="26.25pt" style:font-size-complex="30pt"/>
    </style:style>
    <style:style style:name="T1" style:family="text">
      <style:text-properties officeooo:rsid="001f0069"/>
    </style:style>
    <style:style style:name="T2" style:family="text">
      <style:text-properties officeooo:rsid="001f63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3206" style:font-weight-asian="bold" style:font-weight-complex="bold"/>
    </style:style>
    <style:style style:name="T5" style:family="text">
      <style:text-properties fo:font-weight="bold" officeooo:rsid="002582f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loext:opacity="100%" style:font-name="Calibri" fo:font-size="16pt" fo:font-weight="bold" officeooo:rsid="012d13d5" style:font-size-asian="16pt" style:font-weight-asian="bold" style:font-size-complex="16pt" style:font-weight-complex="bold"/>
    </style:style>
    <style:style style:name="T8" style:family="text">
      <style:text-properties officeooo:rsid="00223206"/>
    </style:style>
    <style:style style:name="T9" style:family="text">
      <style:text-properties officeooo:rsid="00258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3">1) <text:span text:style-name="T3"><text:s/></text:span><text:span text:style-name="T4">Dessiner </text:span><text:span text:style-name="T8">le symbole normalisé de</text:span></text:p>
      <text:p text:style-name="P3"><text:span text:style-name="T8"><text:tab/>a) La </text:span>pile </text:p>
      <text:p text:style-name="P3"><text:span text:style-name="T8"><text:tab/>b) La </text:span>lampe </text:p>
      <text:p text:style-name="P3"><text:span text:style-name="T8"><text:tab/>c) L’</text:span>interrupteur </text:p>
      <text:p text:style-name="P3"><text:span text:style-name="T8"><text:tab/>d) Le </text:span>moteur</text:p>
      <text:p text:style-name="P4"/>
      <text:p text:style-name="P4">2) <text:span text:style-name="T5">Dessiner </text:span><text:span text:style-name="T9">le schéma normalisé d’un circuit avec une pile, deux lampes et un mote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0-10T23:00:14.470179170</dc:date>
    <meta:editing-duration>PT3H13M13S</meta:editing-duration>
    <meta:editing-cycles>8</meta:editing-cycles>
    <meta:generator>LibreOffice/7.2.1.2$Linux_X86_64 LibreOffice_project/20$Build-2</meta:generator>
    <meta:document-statistic meta:table-count="0" meta:image-count="0" meta:object-count="0" meta:page-count="1" meta:paragraph-count="7" meta:word-count="38" meta:character-count="207" meta:non-whitespace-character-count="162"/>
  </office:meta>
</office:document-meta>
</file>